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solid" style:text-underline-type="double" style:text-underline-width="auto" style:text-underline-color="font-color" officeooo:rsid="00027f6c" officeooo:paragraph-rsid="00027f6c" style:font-size-asian="12pt" style:font-size-complex="12pt"/>
    </style:style>
    <style:style style:name="P2" style:family="paragraph" style:parent-style-name="Standard">
      <style:text-properties fo:font-size="12pt" style:text-underline-style="solid" style:text-underline-type="double" style:text-underline-width="auto" style:text-underline-color="font-color" officeooo:rsid="00045c7e" officeooo:paragraph-rsid="00045c7e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type="double" style:text-underline-width="auto" style:text-underline-color="font-color" officeooo:rsid="00065248" officeooo:paragraph-rsid="00065248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type="double" style:text-underline-width="auto" style:text-underline-color="font-color" officeooo:rsid="00083218" officeooo:paragraph-rsid="00083218" style:font-size-asian="12pt" style:font-size-complex="12pt"/>
    </style:style>
    <style:style style:name="P5" style:family="paragraph" style:parent-style-name="Standard">
      <style:text-properties fo:font-size="12pt" style:text-underline-style="none" officeooo:rsid="00027f6c" officeooo:paragraph-rsid="00027f6c" style:font-size-asian="12pt" style:font-size-complex="12pt"/>
    </style:style>
    <style:style style:name="P6" style:family="paragraph" style:parent-style-name="Standard">
      <style:text-properties fo:font-size="12pt" style:text-underline-style="none" officeooo:rsid="00031897" officeooo:paragraph-rsid="00031897" style:font-size-asian="12pt" style:font-size-complex="12pt"/>
    </style:style>
    <style:style style:name="P7" style:family="paragraph" style:parent-style-name="Standard">
      <style:text-properties fo:font-size="12pt" style:text-underline-style="none" officeooo:rsid="00045c7e" officeooo:paragraph-rsid="00045c7e" style:font-size-asian="12pt" style:font-size-complex="12pt"/>
    </style:style>
    <style:style style:name="P8" style:family="paragraph" style:parent-style-name="Standard">
      <style:text-properties fo:font-size="12pt" style:text-underline-style="none" officeooo:rsid="00065248" officeooo:paragraph-rsid="00065248" style:font-size-asian="12pt" style:font-size-complex="12pt"/>
    </style:style>
    <style:style style:name="P9" style:family="paragraph" style:parent-style-name="Standard">
      <style:text-properties fo:font-size="12pt" style:text-underline-style="none" officeooo:rsid="00083218" officeooo:paragraph-rsid="00083218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083218" officeooo:paragraph-rsid="00083218" style:font-size-asian="12pt" style:font-size-complex="12pt"/>
    </style:style>
    <style:style style:name="P12" style:family="paragraph" style:parent-style-name="Table_20_Contents">
      <style:text-properties fo:font-size="12pt" officeooo:paragraph-rsid="00083218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type="double" style:text-underline-width="auto" style:text-underline-color="font-color" officeooo:rsid="0013de5b" officeooo:paragraph-rsid="0013de5b" style:font-size-asian="12pt" style:font-size-complex="12pt"/>
    </style:style>
    <style:style style:name="P14" style:family="paragraph" style:parent-style-name="Standard">
      <style:text-properties fo:font-size="12pt" style:text-underline-style="solid" style:text-underline-type="double" style:text-underline-width="auto" style:text-underline-color="font-color" officeooo:rsid="0013de5b" officeooo:paragraph-rsid="0019081d" style:font-size-asian="12pt" style:font-size-complex="12pt"/>
    </style:style>
    <style:style style:name="P15" style:family="paragraph" style:parent-style-name="Standard">
      <style:text-properties fo:font-size="12pt" style:text-underline-style="solid" style:text-underline-type="double" style:text-underline-width="auto" style:text-underline-color="font-color" officeooo:rsid="0019081d" officeooo:paragraph-rsid="0019081d" style:font-size-asian="12pt" style:font-size-complex="12pt"/>
    </style:style>
    <style:style style:name="P16" style:family="paragraph" style:parent-style-name="Standard">
      <style:text-properties fo:font-size="12pt" style:text-underline-style="solid" style:text-underline-type="double" style:text-underline-width="auto" style:text-underline-color="font-color" officeooo:rsid="001c8e88" officeooo:paragraph-rsid="001c8e88" style:font-size-asian="12pt" style:font-size-complex="12pt"/>
    </style:style>
    <style:style style:name="P17" style:family="paragraph" style:parent-style-name="Standard">
      <style:text-properties fo:font-size="12pt" style:text-underline-style="solid" style:text-underline-type="double" style:text-underline-width="auto" style:text-underline-color="font-color" officeooo:rsid="001cc674" officeooo:paragraph-rsid="001cc674" style:font-size-asian="12pt" style:font-size-complex="12pt"/>
    </style:style>
    <style:style style:name="P18" style:family="paragraph" style:parent-style-name="Standard">
      <style:text-properties fo:font-size="12pt" style:text-underline-style="solid" style:text-underline-type="double" style:text-underline-width="auto" style:text-underline-color="font-color" officeooo:rsid="001ec0a0" officeooo:paragraph-rsid="001ec0a0" style:font-size-asian="12pt" style:font-size-complex="12pt"/>
    </style:style>
    <style:style style:name="P19" style:family="paragraph" style:parent-style-name="Standard">
      <style:text-properties fo:font-size="12pt" style:text-underline-style="solid" style:text-underline-type="double" style:text-underline-width="auto" style:text-underline-color="font-color" officeooo:rsid="001f2ee2" officeooo:paragraph-rsid="001f2ee2" style:font-size-asian="12pt" style:font-size-complex="12pt"/>
    </style:style>
    <style:style style:name="P20" style:family="paragraph" style:parent-style-name="Standard">
      <style:text-properties fo:font-size="12pt" style:text-underline-style="solid" style:text-underline-type="double" style:text-underline-width="auto" style:text-underline-color="font-color" officeooo:rsid="00210dbe" officeooo:paragraph-rsid="00210dbe" style:font-size-asian="12pt" style:font-size-complex="12pt"/>
    </style:style>
    <style:style style:name="P21" style:family="paragraph" style:parent-style-name="Standard">
      <style:text-properties fo:font-size="12pt" style:text-underline-style="solid" style:text-underline-type="double" style:text-underline-width="auto" style:text-underline-color="font-color" officeooo:rsid="002184aa" officeooo:paragraph-rsid="002184aa" style:font-size-asian="12pt" style:font-size-complex="12pt"/>
    </style:style>
    <style:style style:name="P22" style:family="paragraph" style:parent-style-name="Standard">
      <style:text-properties fo:font-size="12pt" style:text-underline-style="solid" style:text-underline-type="double" style:text-underline-width="auto" style:text-underline-color="font-color" officeooo:rsid="002485dd" officeooo:paragraph-rsid="002485dd" style:font-size-asian="12pt" style:font-size-complex="12pt"/>
    </style:style>
    <style:style style:name="P23" style:family="paragraph" style:parent-style-name="Standard">
      <style:text-properties fo:font-size="12pt" style:text-underline-style="solid" style:text-underline-type="double" style:text-underline-width="auto" style:text-underline-color="font-color" officeooo:rsid="0026d2f0" officeooo:paragraph-rsid="0026d2f0" style:font-size-asian="12pt" style:font-size-complex="12pt"/>
    </style:style>
    <style:style style:name="P24" style:family="paragraph" style:parent-style-name="Standard">
      <style:text-properties fo:font-size="12pt" style:text-underline-style="solid" style:text-underline-type="double" style:text-underline-width="auto" style:text-underline-color="font-color" officeooo:rsid="0027a5b6" officeooo:paragraph-rsid="0027a5b6" style:font-size-asian="12pt" style:font-size-complex="12pt"/>
    </style:style>
    <style:style style:name="P25" style:family="paragraph" style:parent-style-name="Standard">
      <style:text-properties fo:font-size="12pt" style:text-underline-style="solid" style:text-underline-type="double" style:text-underline-width="auto" style:text-underline-color="font-color" officeooo:rsid="00282bdb" officeooo:paragraph-rsid="00282bdb" style:font-size-asian="12pt" style:font-size-complex="12pt"/>
    </style:style>
    <style:style style:name="P26" style:family="paragraph" style:parent-style-name="Standard">
      <style:text-properties style:text-underline-style="solid" style:text-underline-type="double" style:text-underline-width="auto" style:text-underline-color="font-color" officeooo:rsid="00290e6f" officeooo:paragraph-rsid="00290e6f"/>
    </style:style>
    <style:style style:name="P27" style:family="paragraph" style:parent-style-name="Standard">
      <style:text-properties style:text-underline-style="solid" style:text-underline-type="double" style:text-underline-width="auto" style:text-underline-color="font-color" officeooo:rsid="002a2ff6" officeooo:paragraph-rsid="002a2ff6"/>
    </style:style>
    <style:style style:name="P28" style:family="paragraph" style:parent-style-name="Standard">
      <style:text-properties officeooo:paragraph-rsid="00282bd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1897"/>
    </style:style>
    <style:style style:name="T3" style:family="text">
      <style:text-properties style:text-underline-style="none" officeooo:rsid="000a15a7"/>
    </style:style>
    <style:style style:name="T4" style:family="text">
      <style:text-properties style:text-underline-style="none" officeooo:rsid="000aec62"/>
    </style:style>
    <style:style style:name="T5" style:family="text">
      <style:text-properties style:text-underline-style="none" officeooo:rsid="00135f61"/>
    </style:style>
    <style:style style:name="T6" style:family="text">
      <style:text-properties style:text-underline-style="none" officeooo:rsid="00157ca0"/>
    </style:style>
    <style:style style:name="T7" style:family="text">
      <style:text-properties style:text-underline-style="none" officeooo:rsid="00172a57"/>
    </style:style>
    <style:style style:name="T8" style:family="text">
      <style:text-properties style:text-underline-style="none" officeooo:rsid="0019081d"/>
    </style:style>
    <style:style style:name="T9" style:family="text">
      <style:text-properties style:text-underline-style="none" officeooo:rsid="001a5d2d"/>
    </style:style>
    <style:style style:name="T10" style:family="text">
      <style:text-properties style:text-underline-style="none" officeooo:rsid="001b0afc"/>
    </style:style>
    <style:style style:name="T11" style:family="text">
      <style:text-properties style:text-underline-style="none" officeooo:rsid="0021b75d"/>
    </style:style>
    <style:style style:name="T12" style:family="text">
      <style:text-properties style:text-underline-style="none" officeooo:rsid="0023a0c4"/>
    </style:style>
    <style:style style:name="T13" style:family="text">
      <style:text-properties style:text-underline-style="none" officeooo:rsid="002485dd"/>
    </style:style>
    <style:style style:name="T14" style:family="text">
      <style:text-properties style:text-underline-style="none" officeooo:rsid="00267491"/>
    </style:style>
    <style:style style:name="T15" style:family="text">
      <style:text-properties style:text-underline-style="none" officeooo:rsid="002a2ff6"/>
    </style:style>
    <style:style style:name="T16" style:family="text">
      <style:text-properties officeooo:rsid="00083218"/>
    </style:style>
    <style:style style:name="T17" style:family="text">
      <style:text-properties officeooo:rsid="000cb48d"/>
    </style:style>
    <style:style style:name="T18" style:family="text">
      <style:text-properties officeooo:rsid="0019081d"/>
    </style:style>
    <style:style style:name="T19" style:family="text">
      <style:text-properties officeooo:rsid="001f2e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IN612 : Les théories de l’informatique : la calculabilité et la complexité :</text:p>
      <text:p text:style-name="P1"/>
      <text:p text:style-name="P1">Question 1 :<text:span text:style-name="T1"> Qu’est ce qu’est calculable par oridin</text:span><text:span text:style-name="T5">a</text:span><text:span text:style-name="T1">teur et qu’est ce qui ne l’est pas ?</text:span></text:p>
      <text:p text:style-name="P5"/>
      <text:p text:style-name="P5">La théorie de calculabilité cherche à répondre à cette question. Début de réponse : 1935 Alonzo Church (père du Lambda-calcul), Kurt Göbel, Alan Turing (chiffrement)</text:p>
      <text:p text:style-name="P5"/>
      <text:p text:style-name="P5">Thèse de church : La question est indépendante de la technologie. Tous les modèles de calcul raisonnables (le langage C) utilisés en pratique sont équivalent au sens de la calculabilité (puissance de calcul)</text:p>
      <text:p text:style-name="P5"/>
      <text:p text:style-name="P1"><text:span text:style-name="T1">Lambda-calcul </text:span><text:span text:style-name="T2">=&gt; Machine de turing</text:span></text:p>
      <text:p text:style-name="P6"><text:tab/><text:tab/> <text:s text:c="3"/>=&gt; langage C</text:p>
      <text:p text:style-name="P6"><text:tab/><text:tab/> <text:s text:c="3"/>=&gt; langage de programmation quelconque</text:p>
      <text:p text:style-name="P6"/>
      <text:p text:style-name="P7">Plus récemment, c’est posé une autre question :</text:p>
      <text:p text:style-name="P7"/>
      <text:p text:style-name="P2">Question 2 :<text:span text:style-name="T1"> Parmi les problème calculable quels sont ceux qui peuvent être résolus efficacement ?</text:span></text:p>
      <text:p text:style-name="P7"/>
      <text:p text:style-name="P7">Prenons le problème de la partition, </text:p>
      <text:p text:style-name="P7"/>
      <text:p text:style-name="P2">Données :<text:span text:style-name="T1"> Un ensemble de n objets chacun a un poids entier</text:span></text:p>
      <text:p text:style-name="P2">Question :<text:span text:style-name="T1"> Peut-on partitionner cet ensemble en 2 sous ensembles de poids égaux ?</text:span></text:p>
      <text:p text:style-name="P7"/>
      <text:p text:style-name="P2">Solution :<text:span text:style-name="T1"> Simple =&gt; on prend toutes les partitions possible soit 2^n-1, Imaginons un ordi qui exectute 10⁹ instrution à la seconde.</text:span></text:p>
      <text:p text:style-name="P7">Combien d’instrution depuis le bigbang : 2^92</text:p>
      <text:p text:style-name="P7"/>
      <text:p text:style-name="P8">Un problème est dit facile s’il existe un tel algorithme pour le résoudre sinon il est dit difficile.</text:p>
      <text:p text:style-name="P8"/>
      <text:p text:style-name="P8">Lorsque l’on a un algorithme qui s’execute en temps polynomial par rapport à la taille de la donnée la multiplication de la puissance de l’ordinateur multipliera la taille de la donnée que l’on peut traiter.</text:p>
      <text:p text:style-name="P8"/>
      <text:p text:style-name="P3">Exemple :<text:span text:style-name="T1"> Si on a un algorithme en O(n²) on multiplie par 8 la puissance de l’ordinateur alors on multipliera par 2 la taille donné traitable en 1s</text:span></text:p>
      <text:p text:style-name="P8"/>
      <text:p text:style-name="P8">Si on a un algo en O(2^n) on ajoute 3 à la taille de la donnée.</text:p>
      <text:p text:style-name="P8"/>
      <text:p text:style-name="P3">Le concept de reduction :</text:p>
      <text:p text:style-name="P8">La <text:span text:style-name="T17">réduction</text:span> est l’outil de base pour déduire si un problème est décidable ou non, si un problème a un algorithme efficace pour le résoudre ou non.</text:p>
      <text:p text:style-name="P8">Soit P et Q, 2 problèmes. Supposons que ProcQ résoud le problème Q et que l’on puisse écrire ProcP peut résoudre le problème P de la façon suivante.</text:p>
      <text:p text:style-name="P8"/>
      <text:p text:style-name="P8">ProcP(D)</text:p>
      <text:p text:style-name="P8">D’ = f(D)</text:p>
      <text:p text:style-name="P8">ProcQ(D’) ;</text:p>
      <text:p text:style-name="P8"/>
      <text:p text:style-name="P8">Q est calculable =&gt; P et calculable</text:p>
      <text:p text:style-name="P8">Q est facile =&gt; P est facile</text:p>
      <text:p text:style-name="P8">P non calculable =&gt; Q non calculable</text:p>
      <text:p text:style-name="P8"><text:soft-page-break/>P est difficile =&gt; Q est difficile</text:p>
      <text:p text:style-name="P8"/>
      <text:p text:style-name="P3">Chapitre 1 :</text:p>
      <text:p text:style-name="P8"/>
      <text:p text:style-name="P9">Le premier principe sur lequel repose la théorie la thèse de la calculabilité est le suivant :</text:p>
      <text:p text:style-name="P9"/>
      <text:p text:style-name="P9">Tout objet informatique est representable (codable) par entier natulel. On peut ainsi ne considerer que des fonctions de N dans N on peut coder different ensemble d’objet pour cela il suffit de trouver une fonction de l’ensemble d’objet dans N.</text:p>
      <text:p text:style-name="P9">Il faut que cette fonction soit calculable et son inverse aussi.</text:p>
      <text:p text:style-name="P9"/>
      <text:p text:style-name="P4">Entier relatif :</text:p>
      <text:p text:style-name="P9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11">0</text:p>
          </table:table-cell>
          <table:table-cell table:style-name="Tableau1.A1" office:value-type="string">
            <text:p text:style-name="P10">-<text:span text:style-name="T16">1</text:span></text:p>
          </table:table-cell>
          <table:table-cell table:style-name="Tableau1.A1" office:value-type="string">
            <text:p text:style-name="P11">1</text:p>
          </table:table-cell>
          <table:table-cell table:style-name="Tableau1.A1" office:value-type="string">
            <text:p text:style-name="P10">-<text:span text:style-name="T16">2</text:span></text:p>
          </table:table-cell>
          <table:table-cell table:style-name="Tableau1.A1" office:value-type="string">
            <text:p text:style-name="P11">2</text:p>
          </table:table-cell>
          <table:table-cell table:style-name="Tableau1.A1" office:value-type="string">
            <text:p text:style-name="P10">-<text:span text:style-name="T16">3</text:span></text:p>
          </table:table-cell>
          <table:table-cell table:style-name="Tableau1.H1" office:value-type="string">
            <text:p text:style-name="P10">...</text:p>
          </table:table-cell>
        </table:table-row>
        <table:table-row>
          <table:table-cell table:style-name="Tableau1.A2" office:value-type="string">
            <text:p text:style-name="P11">c(x)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11">5</text:p>
          </table:table-cell>
          <table:table-cell table:style-name="Tableau1.H2" office:value-type="string">
            <text:p text:style-name="P10">...</text:p>
          </table:table-cell>
        </table:table-row>
      </table:table>
      <text:p text:style-name="P9"/>
      <text:p text:style-name="P9"><text:tab/><text:tab/><text:tab/><text:tab/>X ≥ <text:s/>0<text:tab/><text:tab/>c(x) = 2x</text:p>
      <text:p text:style-name="P9"><text:tab/><text:tab/><text:tab/><text:tab/>X &lt; <text:s/>0<text:tab/>c(x) = -2x -1</text:p>
      <text:p text:style-name="P9"/>
      <text:p text:style-name="P4">Couple d’entier :</text:p>
      <text:p text:style-name="P9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11">(x, y)</text:p>
          </table:table-cell>
          <table:table-cell table:style-name="Tableau2.A1" office:value-type="string">
            <text:p text:style-name="P11">(0, 0)</text:p>
          </table:table-cell>
          <table:table-cell table:style-name="Tableau2.A1" office:value-type="string">
            <text:p text:style-name="P11">(1, 0)</text:p>
          </table:table-cell>
          <table:table-cell table:style-name="Tableau2.A1" office:value-type="string">
            <text:p text:style-name="P11">(2, 0)</text:p>
          </table:table-cell>
          <table:table-cell table:style-name="Tableau2.A1" office:value-type="string">
            <text:p text:style-name="P11">(1, 1)</text:p>
          </table:table-cell>
          <table:table-cell table:style-name="Tableau2.A1" office:value-type="string">
            <text:p text:style-name="P11">(0, 2)</text:p>
          </table:table-cell>
          <table:table-cell table:style-name="Tableau2.A1" office:value-type="string">
            <text:p text:style-name="P11">(3, 0)</text:p>
          </table:table-cell>
          <table:table-cell table:style-name="Tableau2.H1" office:value-type="string">
            <text:p text:style-name="P12">...</text:p>
          </table:table-cell>
        </table:table-row>
        <table:table-row>
          <table:table-cell table:style-name="Tableau2.A2" office:value-type="string">
            <text:p text:style-name="P11">c(x, y)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1">1</text:p>
          </table:table-cell>
          <table:table-cell table:style-name="Tableau2.A2" office:value-type="string">
            <text:p text:style-name="P11">2</text:p>
          </table:table-cell>
          <table:table-cell table:style-name="Tableau2.A2" office:value-type="string">
            <text:p text:style-name="P11">3</text:p>
          </table:table-cell>
          <table:table-cell table:style-name="Tableau2.A2" office:value-type="string">
            <text:p text:style-name="P11">4</text:p>
          </table:table-cell>
          <table:table-cell table:style-name="Tableau2.A2" office:value-type="string">
            <text:p text:style-name="P11">5</text:p>
          </table:table-cell>
          <table:table-cell table:style-name="Tableau2.H2" office:value-type="string">
            <text:p text:style-name="P12">...</text:p>
          </table:table-cell>
        </table:table-row>
      </table:table>
      <text:p text:style-name="P9"/>
      <text:p text:style-name="P4"><text:span text:style-name="T1"><text:tab/><text:tab/><text:tab/>x + y croissant et à égalité l’ordre </text:span><text:span text:style-name="T4">lexicographique</text:span></text:p>
      <text:p text:style-name="P4"><text:span text:style-name="T1"><text:tab/><text:tab/><text:tab/><text:tab/>c(x, y) </text:span><text:span text:style-name="T3">= (y + x)(x + y + 1)/2 + y</text:span><text:span text:style-name="T1"><text:tab/></text:span></text:p>
      <text:p text:style-name="P13"/>
      <text:p text:style-name="P13">Codage des couples (x, y):</text:p>
      <text:p text:style-name="P13">Ordre :<text:span text:style-name="T1"> (x + y) </text:span><text:span text:style-name="T7">croissant</text:span><text:span text:style-name="T1"> selon l’ordre lexicographique</text:span></text:p>
      <text:p text:style-name="P13"><text:span text:style-name="T1"/></text:p>
      <text:p text:style-name="P13"><text:span text:style-name="T1"><text:tab/><text:tab/>c(x, y) = (x + y)(x + y + 1)/2 + y <text:tab/>N → N²</text:span></text:p>
      <text:p text:style-name="P13"><text:span text:style-name="T1"/></text:p>
      <text:p text:style-name="P13"><text:span text:style-name="T1">Cette fonction c s’inverse :</text:span></text:p>
      <text:p text:style-name="P13"><text:span text:style-name="T1">Soit </text:span><text:span text:style-name="T6">z</text:span><text:span text:style-name="T1"> le code on cherche t le plus grand possible tel que t(t + 1)/2 &lt; 3</text:span></text:p>
      <text:p text:style-name="P13"><text:span text:style-name="T1"/></text:p>
      <text:p text:style-name="P13"><text:span text:style-name="T1"><text:tab/><text:tab/>y = z – t(t + 1)/2<text:tab/>, <text:tab/>x = t – y</text:span></text:p>
      <text:p text:style-name="P13"><text:span text:style-name="T1"/></text:p>
      <text:p text:style-name="P13"><text:span text:style-name="T1">Les réels : pas de codage (les réels sont trop nombreux)</text:span></text:p>
      <text:p text:style-name="P13"><text:span text:style-name="T1"/></text:p>
      <text:p text:style-name="P15">Coder des triplets :</text:p>
      <text:p text:style-name="P15"><text:span text:style-name="T1"/></text:p>
      <text:p text:style-name="P15"><text:span text:style-name="T1"><text:tab/><text:tab/>h(x, y, z) = c(x, c(y, z))</text:span></text:p>
      <text:p text:style-name="P13"><text:span text:style-name="T1"/></text:p>
      <text:p text:style-name="P14"><text:span text:style-name="T18">Liste d’entiers :</text:span><text:span text:style-name="T8"> lambda = (x0, x1, x2, … , xn)</text:span></text:p>
      <text:p text:style-name="P14"><text:span text:style-name="T18">Ordre :</text:span><text:span text:style-name="T8"> </text:span><text:span text:style-name="T1"><text:s/></text:span><text:span text:style-name="T9">sigma(lambda) = somme pour i = 0 à n de xi + n et a égalité l’ordre lexico</text:span></text:p>
      <text:p text:style-name="P14"><text:span text:style-name="T9"/></text:p>
      <text:p text:style-name="P14"><text:span text:style-name="T9">-</text:span><text:span text:style-name="T10">Mots sur un alphabet finis, les mots les plus courts d’abord et à égalité l’ordre alphabétique</text:span></text:p>
      <text:p text:style-name="P14"><text:span text:style-name="T10">-Les procédures C On génère les mots dans l’ordre précédemment défini</text:span></text:p>
      <text:p text:style-name="P14"><text:span text:style-name="T10"/></text:p>
      <text:p text:style-name="P16"><text:span text:style-name="T10">C</text:span><text:span text:style-name="T1">haque mot généré on vérifie si c’est une procédure C (analyseur). </text:span></text:p>
      <text:p text:style-name="P16"><text:span text:style-name="T1">On numérote les procédures dans l’ordre de leur rencontre. </text:span></text:p>
      <text:p text:style-name="P16"><text:soft-page-break/><text:span text:style-name="T1">On a une bijection calculable des procédures C dans N.</text:span></text:p>
      <text:p text:style-name="P16"><text:span text:style-name="T1"/></text:p>
      <text:p text:style-name="P16"><text:span text:style-name="T1">Il existe une procédure universelle qui calcule le résultat de n’importe quelle procédure sur une donnée quelconque U(i, j)</text:span></text:p>
      <text:p text:style-name="P16"><text:span text:style-name="T1"/></text:p>
      <text:p text:style-name="P16"><text:span text:style-name="T1">i = code de la procédure</text:span></text:p>
      <text:p text:style-name="P16"><text:span text:style-name="T1">j = code <text:s/>de la donnée</text:span></text:p>
      <text:p text:style-name="P16"><text:span text:style-name="T1"/></text:p>
      <text:p text:style-name="P17"><text:span text:style-name="T1">Si pi est la procédure de code i</text:span></text:p>
      <text:p text:style-name="P17"><text:span text:style-name="T1"/></text:p>
      <text:p text:style-name="P17"><text:span text:style-name="T1">P = {p0, p1, p2, … , pn} P est l’ensemble de toutes procedures</text:span></text:p>
      <text:p text:style-name="P17"><text:span text:style-name="T1"/></text:p>
      <text:p text:style-name="P18"><text:span text:style-name="T1">Chapitre 2 : Paradoxes de la diagonalisation et problème de l’arrêt</text:span></text:p>
      <text:p text:style-name="P18"><text:span text:style-name="T1"/></text:p>
      <text:p text:style-name="P18">1) La preuve de Ca<text:span text:style-name="T19">n</text:span>tor :</text:p>
      <text:p text:style-name="P18"><text:span text:style-name="T1"/></text:p>
      <text:p text:style-name="P19"><text:span text:style-name="T1">Une fonction f est dite totale si elle est définie pour toute valeur</text:span></text:p>
      <text:p text:style-name="P19"><text:span text:style-name="T1"/></text:p>
      <text:p text:style-name="P19">Théorème de Cantor :<text:span text:style-name="T1"> L’ensemble des fonctions totales de N → N n’est pas dénombrable.</text:span></text:p>
      <text:p text:style-name="P19">Preuve :<text:span text:style-name="T1"> Supposons que cet ensemble F soit dénombrable. On puet écrire</text:span></text:p>
      <text:p text:style-name="P19"><text:span text:style-name="T1"><text:tab/><text:tab/></text:span></text:p>
      <text:p text:style-name="P19"><text:span text:style-name="T1"><text:tab/><text:tab/><text:tab/><text:tab/>F = {</text:span><text:span text:style-name="T13">F</text:span><text:span text:style-name="T1">0, </text:span><text:span text:style-name="T13">F</text:span><text:span text:style-name="T1">1, </text:span><text:span text:style-name="T13">F</text:span><text:span text:style-name="T1">2, …, </text:span><text:span text:style-name="T13">F</text:span><text:span text:style-name="T1">n}</text:span></text:p>
      <text:p text:style-name="P19"><text:span text:style-name="T1"/></text:p>
      <text:p text:style-name="P19"><text:span text:style-name="T1">Definissons gamma(n) = </text:span><text:span text:style-name="T13">F</text:span><text:span text:style-name="T1">n(n) + 1, gamma est une fonction totale. </text:span></text:p>
      <text:p text:style-name="P19"><text:span text:style-name="T1">Il existe </text:span><text:span text:style-name="T13">F</text:span><text:span text:style-name="T1">j telle que </text:span><text:span text:style-name="T13">F</text:span><text:span text:style-name="T1">j = gamma</text:span></text:p>
      <text:p text:style-name="P19"><text:span text:style-name="T1">Que vaut gamma(j) ? comme gamma = </text:span><text:span text:style-name="T13">F</text:span><text:span text:style-name="T1">j =&gt; gamma(j) = </text:span><text:span text:style-name="T13">F</text:span><text:span text:style-name="T1">j(j)</text:span></text:p>
      <text:p text:style-name="P19"><text:span text:style-name="T1">par définition gamma(n) = </text:span><text:span text:style-name="T13">F</text:span><text:span text:style-name="T1">n(n) + 1 donc gamma(j) = </text:span><text:span text:style-name="T13">F</text:span><text:span text:style-name="T1">j(j) + 1</text:span></text:p>
      <text:p text:style-name="P19"><text:span text:style-name="T1"/></text:p>
      <text:p text:style-name="P19"><text:span text:style-name="T1">gamma(j) peut prendre plusieurs valeur ce qui est absurde</text:span></text:p>
      <text:p text:style-name="P19"><text:span text:style-name="T1"/></text:p>
      <text:p text:style-name="P20"><text:span text:style-name="T1">Il existe des fonctions non calculables</text:span></text:p>
      <text:p text:style-name="P20"><text:span text:style-name="T1"/></text:p>
      <text:p text:style-name="P21">2) Les f^n calculables :</text:p>
      <text:p text:style-name="P21"><text:span text:style-name="T1"/></text:p>
      <text:p text:style-name="P21"><text:span text:style-name="T1">si </text:span><text:span text:style-name="T13">P</text:span><text:span text:style-name="T1"> est une procédure et n un entier, P(n) désigne le </text:span><text:span text:style-name="T11">résultat</text:span><text:span text:style-name="T1"> de la procédure </text:span><text:span text:style-name="T13">P</text:span><text:span text:style-name="T1"> sur la donnée n. Ce résultat est un entier si </text:span><text:span text:style-name="T11">l’exécution</text:span><text:span text:style-name="T1"> termine et il est </text:span><text:span text:style-name="T11">indéfini</text:span><text:span text:style-name="T1"> sinon.</text:span></text:p>
      <text:p text:style-name="P21"><text:span text:style-name="T1">Une fonction est </text:span><text:span text:style-name="T11">calculable</text:span><text:span text:style-name="T1"> si il existe une pr</text:span><text:span text:style-name="T11">o</text:span><text:span text:style-name="T1">c</text:span><text:span text:style-name="T11">édu</text:span><text:span text:style-name="T1">re </text:span><text:span text:style-name="T13">P</text:span><text:span text:style-name="T1"> qui la calcule. Soit P l’ensemble des procédures, on a vu que l’on peut </text:span><text:span text:style-name="T12">écrire</text:span><text:span text:style-name="T1"> :</text:span></text:p>
      <text:p text:style-name="P21"><text:span text:style-name="T1"/></text:p>
      <text:p text:style-name="P21"><text:span text:style-name="T1"><text:tab/><text:tab/><text:tab/>P = {</text:span><text:span text:style-name="T13">P</text:span><text:span text:style-name="T1">0, </text:span><text:span text:style-name="T13">P</text:span><text:span text:style-name="T1">1, </text:span><text:span text:style-name="T13">P</text:span><text:span text:style-name="T1">2, …, </text:span><text:span text:style-name="T13">P</text:span><text:span text:style-name="T1">n} car P est dénombrables</text:span></text:p>
      <text:p text:style-name="P21"><text:span text:style-name="T1"/></text:p>
      <text:p text:style-name="P21"><text:span text:style-name="T1">Définissons la fonction gamma(n) = </text:span><text:span text:style-name="T13">P</text:span><text:span text:style-name="T1">n(n) + 1</text:span></text:p>
      <text:p text:style-name="P21"><text:span text:style-name="T1">Cette fonction gamma est calculable à partir de n on peut calculer Pn et l’exécuter sur la donnée n</text:span></text:p>
      <text:p text:style-name="P22"><text:span text:style-name="T1">Soit Pgamma une procédure qui calcule gamma.</text:span></text:p>
      <text:p text:style-name="P22"><text:span text:style-name="T1">Pgamma appartient a P donc il existe Pj telle que Pj = </text:span><text:span text:style-name="T14">P</text:span><text:span text:style-name="T1">gamma</text:span></text:p>
      <text:p text:style-name="P23"><text:span text:style-name="T1">Que vaut Pgamma(j) ? Par hypothèse gammap = Pj</text:span></text:p>
      <text:p text:style-name="P23"><text:span text:style-name="T1"/></text:p>
      <text:p text:style-name="P23"><text:span text:style-name="T1"><text:tab/><text:tab/><text:tab/><text:tab/><text:tab/> <text:s text:c="4"/>Pj(j) = gammap(j)</text:span></text:p>
      <text:p text:style-name="P23"><text:span text:style-name="T1">Par définition gamma(j) = Pn(n) + 1 =&gt; gammap(j) = Pj(j) + 1</text:span></text:p>
      <text:p text:style-name="P23"><text:span text:style-name="T1"/></text:p>
      <text:p text:style-name="P24"><text:span text:style-name="T1">ici gammap(j) n’est pas défini, gammap boucle sur la donnée j</text:span></text:p>
      <text:p text:style-name="P24"><text:span text:style-name="T1"/></text:p>
      <text:p text:style-name="P25"><text:soft-page-break/><text:span text:style-name="T1">Conclusion Dans tout modèle raisonnables de calcul (aussi puissant que le langage C), Il existe des fonctions calculables strictement partielles (non définies en toute valeurs</text:span></text:p>
      <text:p text:style-name="P28"/>
      <text:p text:style-name="P26">3) Fonctions calculables totales :</text:p>
      <text:p text:style-name="P26"><text:span text:style-name="T1"/></text:p>
      <text:p text:style-name="P26"><text:span text:style-name="T1">Soit Q cet ensemble Q = {q0, q1, q2, …, qn} (en effet cet ensemble est dénombrable)</text:span></text:p>
      <text:p text:style-name="P26"><text:span text:style-name="T1"/></text:p>
      <text:p text:style-name="P26"><text:span text:style-name="T1">Soit gamma(n) = qn(n) + 1</text:span></text:p>
      <text:p text:style-name="P26"><text:span text:style-name="T1"/></text:p>
      <text:p text:style-name="P26"><text:span text:style-name="T1">Supposons que gamma soit calculable, <text:s/>comme gamma est totale, gamma appartient à Q</text:span></text:p>
      <text:p text:style-name="P26"><text:span text:style-name="T1"/></text:p>
      <text:p text:style-name="P26"><text:span text:style-name="T1">Donc il existe un j, gamma = qj</text:span></text:p>
      <text:p text:style-name="P26"><text:span text:style-name="T1"/></text:p>
      <text:p text:style-name="P26"><text:span text:style-name="T1">Que vaut gamma(j) ? gamma(j) = qj(j) car gamma = qj</text:span></text:p>
      <text:p text:style-name="P26"><text:span text:style-name="T1"><text:tab/><text:tab/><text:tab/></text:span><text:span text:style-name="T15">gamma(j) = qj(j) + 1 car par définition gamma(n) = qn(n) + 1 pour tout n</text:span></text:p>
      <text:p text:style-name="P26"><text:span text:style-name="T15"/></text:p>
      <text:p text:style-name="P27"><text:span text:style-name="T1"><text:tab/><text:tab/><text:tab/><text:tab/><text:tab/>ABSURDE</text:span></text:p>
      <text:p text:style-name="P27"><text:span text:style-name="T1"/></text:p>
      <text:p text:style-name="P27"><text:span text:style-name="T1">gamma n’est donc pas calculable, Donc à partir de n on ne peut pas calculer qn</text:span></text:p>
      <text:p text:style-name="P27"><text:span text:style-name="T1"/></text:p>
      <text:p text:style-name="P27"><text:span text:style-name="T1">Il existe une bijection de Q dans N car Q est dénombrables mais aucune de ces bijections n’est calculable.</text:span></text:p>
      <text:p text:style-name="P27"><text:span text:style-name="T1"/></text:p>
      <text:p text:style-name="P27">4) Indécidable du problème de l’arrêt :</text:p>
      <text:p text:style-name="P27"><text:span text:style-name="T1"/></text:p>
      <text:p text:style-name="P27"><text:span text:style-name="T1">Problème de l’arrêt h(p, x) = 1 si p(x) est défini et 0 sinon.</text:span></text:p>
      <text:p text:style-name="P27"><text:span text:style-name="T1">Remarquons que h est une fonction totale.</text:span></text:p>
      <text:p text:style-name="P27"><text:span text:style-name="T1">Définissons la fonction suivante gamma(n) = Pn(n) + 1 si h(Pn, n) = 1 et 0 sinon</text:span></text:p>
      <text:p text:style-name="P27"><text:span text:style-name="T1">gamma est totale</text:span></text:p>
      <text:p text:style-name="P27"><text:span text:style-name="T1">Il est facile de voir que si h est calculable gamma est calculable si h(Pn, n) alors retourner Pn(n) + 1</text:span></text:p>
      <text:p text:style-name="P27"><text:span text:style-name="T1">sinon retourner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57:05.695675568</meta:creation-date>
    <meta:generator>LibreOffice/5.1.6.2$Windows_x86 LibreOffice_project/07ac168c60a517dba0f0d7bc7540f5afa45f0909</meta:generator>
    <dc:date>2018-02-08T14:08:42.002000000</dc:date>
    <meta:editing-duration>PT1H24M8S</meta:editing-duration>
    <meta:editing-cycles>33</meta:editing-cycles>
    <meta:document-statistic meta:table-count="2" meta:image-count="0" meta:object-count="0" meta:page-count="4" meta:paragraph-count="134" meta:word-count="1249" meta:character-count="6494" meta:non-whitespace-character-count="5307"/>
  </office:meta>
</office:document-meta>
</file>